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2" style:family="table">
      <style:table-properties style:width="6.3611in" table:align="right" style:writing-mode="lr-tb"/>
    </style:style>
    <style:style style:name="Table12.A" style:family="table-column">
      <style:table-column-properties style:column-width="1.2972in"/>
    </style:style>
    <style:style style:name="Table12.B" style:family="table-column">
      <style:table-column-properties style:column-width="5.0639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2333in" fo:margin-left="0.6271in" fo:margin-right="0.1076in" table:align="margins" style:writing-mode="lr-tb"/>
    </style:style>
    <style:style style:name="Table3.A" style:family="table-column">
      <style:table-column-properties style:column-width="0.984in" style:rel-column-width="10346*"/>
    </style:style>
    <style:style style:name="Table3.B" style:family="table-column">
      <style:table-column-properties style:column-width="5.2493in" style:rel-column-width="55189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333399" fo:padding="0.0104in" fo:border-left="none" fo:border-right="none" fo:border-top="0.0069in solid #000000" fo:border-bottom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="0.0104in" fo:border-left="none" fo:border-right="none" fo:border-top="0.0069in solid #000000" fo:border-bottom="0.0069in solid #000000" style:writing-mode="lr-tb"/>
    </style:style>
    <style:style style:name="Table4" style:family="table">
      <style:table-properties style:width="6.2424in" fo:margin-left="0.625in" fo:margin-right="0.1007in" table:align="margins" style:writing-mode="lr-tb"/>
    </style:style>
    <style:style style:name="Table4.A" style:family="table-column">
      <style:table-column-properties style:column-width="1.2847in" style:rel-column-width="13489*"/>
    </style:style>
    <style:style style:name="Table4.B" style:family="table-column">
      <style:table-column-properties style:column-width="4.9576in" style:rel-column-width="52046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333399" fo:padding-left="0.075in" fo:padding-right="0.075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A1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8" style:family="table">
      <style:table-properties style:width="6.2424in" fo:margin-left="0.625in" fo:margin-right="0.1007in" table:align="margins" style:writing-mode="lr-tb"/>
    </style:style>
    <style:style style:name="Table8.A" style:family="table-column">
      <style:table-column-properties style:column-width="0.9507in" style:rel-column-width="9980*"/>
    </style:style>
    <style:style style:name="Table8.B" style:family="table-column">
      <style:table-column-properties style:column-width="3.1201in" style:rel-column-width="32756*"/>
    </style:style>
    <style:style style:name="Table8.C" style:family="table-column">
      <style:table-column-properties style:column-width="2.1715in" style:rel-column-width="22799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333399" fo:padding-left="0.075in" fo:padding-right="0.075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8.A4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9" style:family="table">
      <style:table-properties style:width="6.2424in" fo:margin-left="0.625in" fo:margin-right="0.1007in" table:align="margins" style:writing-mode="lr-tb"/>
    </style:style>
    <style:style style:name="Table9.A" style:family="table-column">
      <style:table-column-properties style:column-width="1.2847in" style:rel-column-width="13489*"/>
    </style:style>
    <style:style style:name="Table9.B" style:family="table-column">
      <style:table-column-properties style:column-width="4.9576in" style:rel-column-width="52046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333399" fo:padding-left="0.075in" fo:padding-right="0.075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1" style:family="table">
      <style:table-properties style:width="6.9604in" fo:margin-left="0.0035in" table:align="left" style:writing-mode="lr-tb"/>
    </style:style>
    <style:style style:name="Table1.A" style:family="table-column">
      <style:table-column-properties style:column-width="0.4604in"/>
    </style:style>
    <style:style style:name="Table1.B" style:family="table-column">
      <style:table-column-properties style:column-width="6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333399" fo:padding-left="0.075in" fo:padding-right="0.075in" fo:padding-top="0in" fo:padding-bottom="0in" fo:border-left="none" fo:border-right="none" fo:border-top="none" fo:border-bottom="0.0069in solid #000000" style:writing-mode="lr-tb">
        <style:background-image/>
      </style:table-cell-properties>
    </style:style>
    <style:style style:name="Table1.2" style:family="table-row">
      <style:table-row-properties style:min-row-height="0.1847in" style:keep-together="true" fo:keep-together="auto"/>
    </style:style>
    <style:style style:name="Table1.A2" style:family="table-cell">
      <style:table-cell-properties style:vertical-align="top" fo:padding="0.075in" fo:border-left="none" fo:border-right="none" fo:border-top="0.0069in solid #000000" fo:border-bottom="0.0069in solid #000000" style:writing-mode="lr-tb"/>
    </style:style>
    <style:style style:name="Table1.A3" style:family="table-cell">
      <style:table-cell-properties style:vertical-align="top" fo:padding="0.075in" fo:border-left="none" fo:border-right="none" fo:border-top="none" fo:border-bottom="0.0069in solid #000000" style:writing-mode="lr-tb"/>
    </style:style>
    <style:style style:name="Table2" style:family="table">
      <style:table-properties style:width="6.9681in" table:align="margins" style:shadow="none" style:may-break-between-rows="false" style:writing-mode="lr-tb"/>
    </style:style>
    <style:style style:name="Table2.A" style:family="table-column">
      <style:table-column-properties style:column-width="6.9681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989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fo:color="#333399" style:font-name="Arial" fo:font-size="36pt" fo:font-style="italic" fo:font-weight="bold" style:font-size-asian="36pt" style:font-style-asian="italic" style:font-weight-asian="bold" style:font-name-complex="Arial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99" style:font-name="Arial" fo:font-size="24pt" fo:font-style="italic" fo:font-weight="bold" style:font-size-asian="24pt" style:font-style-asian="italic" style:font-weight-asian="bold" style:font-name-complex="Arial" style:font-style-complex="italic" style:font-weight-complex="bold"/>
    </style:style>
    <style:style style:name="P6" style:family="paragraph" style:parent-style-name="Standard">
      <style:text-properties fo:color="#333399" style:font-name="Arial" fo:font-size="20pt" fo:font-weight="bold" style:font-size-asian="20pt" style:font-weight-asian="bold" style:font-name-complex="Arial" style:font-weight-complex="bold"/>
    </style:style>
    <style:style style:name="P7" style:family="paragraph" style:parent-style-name="Standard">
      <style:text-properties fo:language="de" fo:country="DE" style:language-asian="zxx" style:country-asian="none"/>
    </style:style>
    <style:style style:name="P8" style:family="paragraph" style:parent-style-name="Standard">
      <style:paragraph-properties>
        <style:tab-stops>
          <style:tab-stop style:position="5.6528in"/>
        </style:tab-stops>
      </style:paragraph-properties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color="#000000" fo:language="zxx" fo:country="none" style:language-asian="zxx" style:country-asian="non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H">
      <style:paragraph-properties style:snap-to-layout-grid="false"/>
    </style:style>
    <style:style style:name="P13" style:family="paragraph" style:parent-style-name="TH">
      <style:paragraph-properties style:snap-to-layout-grid="false"/>
      <style:text-properties fo:font-weight="normal" style:font-weight-asian="normal"/>
    </style:style>
    <style:style style:name="P14" style:family="paragraph" style:parent-style-name="TH">
      <style:paragraph-properties style:snap-to-layout-grid="false"/>
      <style:text-properties fo:language="fr" fo:country="FR"/>
    </style:style>
    <style:style style:name="P15" style:family="paragraph" style:parent-style-name="TD">
      <style:paragraph-properties style:snap-to-layout-grid="false"/>
    </style:style>
    <style:style style:name="P16" style:family="paragraph" style:parent-style-name="TD">
      <style:paragraph-properties style:snap-to-layout-grid="false"/>
      <style:text-properties style:font-name="Courier New" fo:language="fr" fo:country="FR"/>
    </style:style>
    <style:style style:name="P17" style:family="paragraph" style:parent-style-name="TD">
      <style:paragraph-properties style:snap-to-layout-grid="false"/>
      <style:text-properties fo:font-weight="bold" style:font-weight-asian="bold"/>
    </style:style>
    <style:style style:name="P18" style:family="paragraph" style:parent-style-name="TD">
      <style:paragraph-properties style:snap-to-layout-grid="false"/>
      <style:text-properties fo:font-style="italic" style:font-style-asian="italic"/>
    </style:style>
    <style:style style:name="P19" style:family="paragraph" style:parent-style-name="TD">
      <style:paragraph-properties style:snap-to-layout-grid="false"/>
      <style:text-properties fo:text-transform="uppercase"/>
    </style:style>
    <style:style style:name="P20" style:family="paragraph" style:parent-style-name="TD">
      <style:paragraph-properties style:snap-to-layout-grid="false"/>
      <style:text-properties style:font-name-asian="Arial Unicode MS"/>
    </style:style>
    <style:style style:name="P21" style:family="paragraph" style:parent-style-name="TD">
      <style:paragraph-properties style:snap-to-layout-grid="false"/>
      <style:text-properties fo:language="de" fo:country="DE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 style:snap-to-layout-grid="false"/>
    </style:style>
    <style:style style:name="P24" style:family="paragraph" style:parent-style-name="Contents_20_1">
      <style:paragraph-properties>
        <style:tab-stops>
          <style:tab-stop style:position="-0.7874in"/>
          <style:tab-stop style:position="-0.3937in"/>
          <style:tab-stop style:position="5.3937in"/>
          <style:tab-stop style:position="6.1807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in"/>
          <style:tab-stop style:position="0.3937in"/>
          <style:tab-stop style:position="6.1807in" style:type="right" style:leader-style="dotted" style:leader-text="."/>
          <style:tab-stop style:position="6.1811in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-0.9846in"/>
          <style:tab-stop style:position="-0.5909in"/>
          <style:tab-stop style:position="4.9925in"/>
          <style:tab-stop style:position="5.983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-1.1811in"/>
          <style:tab-stop style:position="-0.7874in"/>
          <style:tab-stop style:position="4.5992in"/>
          <style:tab-stop style:position="5.7866in" style:type="right" style:leader-style="dotted" style:leader-text="."/>
        </style:tab-stops>
      </style:paragraph-properties>
    </style:style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Standard" style:list-style-name="L15"/>
    <style:style style:name="P30" style:family="paragraph" style:parent-style-name="Standard" style:list-style-name="L16"/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fo:language="zxx" fo:country="none" style:language-asian="zxx" style:country-asian="none"/>
    </style:style>
    <style:style style:name="P33" style:family="paragraph" style:parent-style-name="Heading_20_2">
      <style:paragraph-properties fo:break-before="page"/>
      <style:text-properties fo:language="zxx" fo:country="none" style:language-asian="zxx" style:country-asian="none"/>
    </style:style>
    <style:style style:name="T1" style:family="text">
      <style:text-properties fo:language="zxx" fo:country="none" style:language-asian="zxx" style:country-asian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number text:level="1" text:style-name="Strong_20_Emphasis" style:num-prefix="BSREQ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number text:level="1" text:style-name="Strong_20_Emphasis" style:num-prefix="DSREQ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  <text:list-style style:name="L7">
      <text:list-level-style-number text:level="1" text:style-name="Strong_20_Emphasis" style:num-prefix="VERUC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0">
      <text:list-level-style-number text:level="1" text:style-name="Strong_20_Emphasis" style:num-prefix="RELUC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72in" fo:text-indent="-0.25in" fo:margin-left="3.09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72in" fo:text-indent="-0.25in" fo:margin-left="3.34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72in" fo:text-indent="-0.25in" fo:margin-left="3.5972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972in" fo:text-indent="-0.25in" fo:margin-left="1.09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72in" fo:text-indent="-0.25in" fo:margin-left="3.09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72in" fo:text-indent="-0.25in" fo:margin-left="3.347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K2L" text:name="Company"/>
      </text:user-field-decls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4"><text:title>Infrastructure</text:title></text:p>
      <text:p text:style-name="P5"><text:subject/></text:p>
      <text:p text:style-name="P3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Internet_20_link"/></text:p>
      <text:p text:style-name="P7"/>
      <text:p text:style-name="P11"/>
      <text:p text:style-name="Standard"/>
      <text:p text:style-name="Standard"/>
      <text:p text:style-name="Standard"/>
      <text:p text:style-name="P6">Table of Contents</text:p>
      <text:table-of-content text:style-name="Sect1" text:name="Table of Contents1">
        <text:table-of-content-source text:outline-level="4" text:use-index-marks="false" text:use-index-source-styles="true" text:relative-tab-stop-position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in" style:leader-char=" " style:with-tab="false"/>
            <text:index-entry-tab-stop style:type="left" style:position="0.3937in" style:leader-char=" " style:with-tab="false"/>
            <text:index-entry-tab-stop style:type="left" style:position="6.1811in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in" style:leader-char=" " style:with-tab="false"/>
            <text:index-entry-tab-stop style:type="left" style:position="0.3937in" style:leader-char=" " style:with-tab="false"/>
            <text:index-entry-tab-stop style:type="left" style:position="5.9772in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in" style:leader-char=" " style:with-tab="false"/>
            <text:index-entry-tab-stop style:type="left" style:position="0.3937in" style:leader-char=" " style:with-tab="false"/>
            <text:index-entry-tab-stop style:type="left" style:position="5.7807in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Überschrift_20_1a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p text:style-name="P24"><text:a xlink:type="simple" xlink:href="#__RefHeading__1677_309845569">1 Introduction<text:tab/>4</text:a></text:p>
          <text:p text:style-name="P26"><text:a xlink:type="simple" xlink:href="#__RefHeading__1679_309845569">1.1 Goal of This Document<text:tab/>4</text:a></text:p>
          <text:p text:style-name="P26"><text:a xlink:type="simple" xlink:href="#__RefHeading__1681_309845569">1.2 Package as Development Unit<text:tab/>4</text:a></text:p>
          <text:p text:style-name="P26"><text:a xlink:type="simple" xlink:href="#__RefHeading__1683_309845569">1.3 Maven<text:tab/>4</text:a></text:p>
          <text:p text:style-name="P26"><text:a xlink:type="simple" xlink:href="#__RefHeading__1685_309845569">1.4 Naming Conventions<text:tab/>4</text:a></text:p>
          <text:p text:style-name="P26"><text:a xlink:type="simple" xlink:href="#__RefHeading__1687_309845569">1.5 General Recommendations for Naming<text:tab/>4</text:a></text:p>
          <text:p text:style-name="P24"><text:a xlink:type="simple" xlink:href="#__RefHeading__1689_309845569">2 Guidelines For .NET Languages<text:tab/>6</text:a></text:p>
          <text:p text:style-name="P26"><text:a xlink:type="simple" xlink:href="#__RefHeading__1691_309845569">2.1 Names of Namespaces<text:tab/>6</text:a></text:p>
          <text:p text:style-name="P26"><text:a xlink:type="simple" xlink:href="#__RefHeading__1693_309845569">2.2 Names of Assemblies<text:tab/>6</text:a></text:p>
          <text:p text:style-name="P26"><text:a xlink:type="simple" xlink:href="#__RefHeading__1695_309845569">2.3 Visual Studio Solutions and Projects<text:tab/>7</text:a></text:p>
          <text:p text:style-name="P26"><text:a xlink:type="simple" xlink:href="#__RefHeading__1942_309845569">2.4 Creating a Visual Studio Solution with Maven<text:tab/>8</text:a></text:p>
          <text:p text:style-name="P26"><text:a xlink:type="simple" xlink:href="#__RefHeading__1697_309845569">2.5 Source Files<text:tab/>8</text:a></text:p>
          <text:p text:style-name="P27"><text:a xlink:type="simple" xlink:href="#__RefHeading__1699_309845569">2.5.1 Prefixes<text:tab/>8</text:a></text:p>
          <text:p text:style-name="P26"><text:a xlink:type="simple" xlink:href="#__RefHeading__2074_1069754261">2.6 Standard Object Methods<text:tab/>8</text:a></text:p>
          <text:p text:style-name="P27"><text:a xlink:type="simple" xlink:href="#__RefHeading__2076_1069754261">2.6.1 ToString()<text:tab/>8</text:a></text:p>
          <text:p text:style-name="P26"><text:a xlink:type="simple" xlink:href="#__RefHeading__2046_1315603159">2.7 Documentation<text:tab/>8</text:a></text:p>
          <text:p text:style-name="P27"><text:a xlink:type="simple" xlink:href="#__RefHeading__2048_1315603159">2.7.1 Documentation for namespaces<text:tab/>8</text:a></text:p>
          <text:p text:style-name="P26"><text:a xlink:type="simple" xlink:href="#__RefHeading__1701_309845569">2.8 NUnit<text:tab/>9</text:a></text:p>
          <text:p text:style-name="P24"><text:a xlink:type="simple" xlink:href="#__RefHeading__1703_309845569">3 Build and Distribution System<text:tab/>10</text:a></text:p>
          <text:p text:style-name="P26"><text:a xlink:type="simple" xlink:href="#__RefHeading__1705_309845569">3.1 Requirements to Build and Distribution System<text:tab/>10</text:a></text:p>
          <text:p text:style-name="P26"><text:a xlink:type="simple" xlink:href="#__RefHeading__1707_309845569">3.2 Maven Groups and Artifacts<text:tab/>10</text:a></text:p>
          <text:p text:style-name="P26"><text:a xlink:type="simple" xlink:href="#__RefHeading__1709_309845569">3.3 SC Directory Structure<text:tab/>11</text:a></text:p>
          <text:p text:style-name="P26"><text:a xlink:type="simple" xlink:href="#__RefHeading__1711_309845569">3.4 Directory Layout of a Package<text:tab/>11</text:a></text:p>
          <text:p text:style-name="P26"><text:a xlink:type="simple" xlink:href="#__RefHeading__1713_309845569">3.5 Standard Host Directory Layout <text:tab/>12</text:a></text:p>
          <text:p text:style-name="P26"><text:a xlink:type="simple" xlink:href="#__RefHeading__1715_309845569">3.6 Third-Party Packages<text:tab/>12</text:a></text:p>
          <text:p text:style-name="P26"><text:a xlink:type="simple" xlink:href="#__RefHeading__1717_309845569">3.7 An Example to Test the System<text:tab/>13</text:a></text:p>
          <text:p text:style-name="P24"><text:a xlink:type="simple" xlink:href="#__RefHeading__1719_309845569">4 Versioning<text:tab/>14</text:a></text:p>
          <text:p text:style-name="P26"><text:a xlink:type="simple" xlink:href="#__RefHeading__1721_309845569">4.1 Use Cases<text:tab/>14</text:a></text:p>
          <text:p text:style-name="P26"><text:a xlink:type="simple" xlink:href="#__RefHeading__1723_309845569">4.2 Versioning Scheme<text:tab/>14</text:a></text:p>
          <text:p text:style-name="P26"><text:a xlink:type="simple" xlink:href="#__RefHeading__1725_309845569">4.3 Parallel Installation of Different Versions<text:tab/>14</text:a></text:p>
          <text:p text:style-name="P26"><text:a xlink:type="simple" xlink:href="#__RefHeading__1727_309845569">4.4 Versions of Sub-Components of a Package<text:tab/>15</text:a></text:p>
          <text:p text:style-name="P26"><text:a xlink:type="simple" xlink:href="#__RefHeading__1957_1721532783">4.5 Auto-Generated Version Information<text:tab/>15</text:a></text:p>
          <text:p text:style-name="P26"><text:soft-page-break/><text:a xlink:type="simple" xlink:href="#__RefHeading__1729_309845569">4.6 Versions of Data Files<text:tab/>16</text:a></text:p>
          <text:p text:style-name="P26"><text:a xlink:type="simple" xlink:href="#__RefHeading__1731_309845569">4.7 API and Tools for Versioning<text:tab/>16</text:a></text:p>
          <text:p text:style-name="P26"><text:a xlink:type="simple" xlink:href="#__RefHeading__1733_309845569">4.8 Releases<text:tab/>16</text:a></text:p>
          <text:p text:style-name="P26"><text:a xlink:type="simple" xlink:href="#__RefHeading__1735_309845569">4.9 Use Cases<text:tab/>16</text:a></text:p>
          <text:p text:style-name="P26"><text:a xlink:type="simple" xlink:href="#__RefHeading__1737_309845569">4.10 Develompent Snapshots<text:tab/>16</text:a></text:p>
          <text:p text:style-name="P26"><text:a xlink:type="simple" xlink:href="#__RefHeading__1739_309845569">4.11 Planned Releases<text:tab/>16</text:a></text:p>
          <text:p text:style-name="P26"><text:a xlink:type="simple" xlink:href="#__RefHeading__1741_309845569">4.12 Bugfix Releases<text:tab/>17</text:a></text:p>
          <text:p text:style-name="P24"><text:a xlink:type="simple" xlink:href="#__RefHeading__1743_309845569">5 Open Questions<text:tab/>18</text:a></text:p>
          <text:p text:style-name="P24"><text:a xlink:type="simple" xlink:href="#__RefHeading__1745_309845569">6 Temporary placeholder for notes<text:tab/>19</text:a></text:p>
          <text:p text:style-name="P24"><text:a xlink:type="simple" xlink:href="#__RefHeading__1747_309845569">7 Appendix<text:tab/>20</text:a></text:p>
          <text:p text:style-name="P26"><text:a xlink:type="simple" xlink:href="#__RefHeading__1749_309845569">7.1 Typographic Conventions<text:tab/>20</text:a></text:p>
          <text:p text:style-name="P26"><text:a xlink:type="simple" xlink:href="#__RefHeading__1751_309845569">7.2 Glossary<text:tab/>20</text:a></text:p>
          <text:p text:style-name="P26"><text:a xlink:type="simple" xlink:href="#__RefHeading__1753_309845569">7.3 Environment Variables Used by BDS<text:tab/>20</text:a></text:p>
          <text:p text:style-name="P26"><text:a xlink:type="simple" xlink:href="#__RefHeading__1755_309845569">7.4 Maven Variables Used by BDS<text:tab/>21</text:a></text:p>
          <text:p text:style-name="P26"><text:a xlink:type="simple" xlink:href="#__RefHeading__1757_309845569">7.5 Figures<text:tab/>21</text:a></text:p>
          <text:p text:style-name="P26"><text:a xlink:type="simple" xlink:href="#__RefHeading__1759_309845569">7.6 Tables<text:tab/>21</text:a></text:p>
          <text:p text:style-name="P26"><text:a xlink:type="simple" xlink:href="#__RefHeading__1761_309845569">7.7 Bibliography<text:tab/>21</text:a></text:p>
          <text:p text:style-name="P26"><text:a xlink:type="simple" xlink:href="#__RefHeading__1763_309845569">7.8 Todo<text:tab/>22</text:a></text:p>
        </text:index-body>
      </text:table-of-content>
      <text:p text:style-name="Standard"/>
      <text:h text:style-name="P31" text:outline-level="1" text:restart-numbering="true" text:start-value="1"><text:bookmark text:name="__RefHeading__1677_309845569"/>Introduction<text:bookmark-end text:name="__RefHeading__1677_309845569"/></text:h>
      <text:p text:style-name="Standard">This document describes infrastructure used for development, including the following:</text:p>
      <text:list xml:id="list35384825" text:style-name="L16">
        <text:list-item>
          <text:p text:style-name="P30">Machines used</text:p>
        </text:list-item>
        <text:list-item>
          <text:p text:style-name="P30">Network configuration</text:p>
        </text:list-item>
        <text:list-item>
          <text:p text:style-name="P30">Operating systems and their configurations</text:p>
        </text:list-item>
        <text:list-item>
          <text:p text:style-name="P30">Tools and their configurations</text:p>
        </text:list-item>
      </text:list>
      <text:h text:style-name="Heading_20_1" text:outline-level="1">Machines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Beschriftung"><text:span text:style-name="T1">Figure </text:span><text:span text:style-name="T1"><text:sequence text:ref-name="refIllustration1" text:name="Illustration" text:formula="ooow:Illustration+1" style:num-format="1">1</text:sequence></text:span><text:span text:style-name="T1">.</text:span> <text:s/>Machines and network overview</text:p>
          </table:table-cell>
        </table:table-row>
      </table:table>
      <text:p text:style-name="Beschriftung"><text:span text:style-name="T1"/></text:p>
      <text:p text:style-name="Beschriftung"><text:span text:style-name="T1">Figure </text:span><text:span text:style-name="T1"><text:sequence text:ref-name="refIllustration0" text:name="Illustration" text:formula="ooow:Illustration+1" style:num-format="1">2</text:sequence></text:span><text:span text:style-name="T1">.</text:span> <text:s/>TODO: use this for picture indexing.</text:p>
      <text:h text:style-name="Heading_20_2" text:outline-level="2" text:is-list-header="true"/>
      <text:section text:style-name="Sect2" text:name="Section1"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22">LongRunning</text:p>
            </table:table-cell>
            <table:table-cell table:style-name="Table12.B1" office:value-type="string">
              <text:p text:style-name="P22">Long-running tests, will be usually excluded from automated testing</text:p>
            </table:table-cell>
          </table:table-row>
          <table:table-row>
            <table:table-cell table:style-name="Table12.A2" office:value-type="string">
              <text:p text:style-name="P22">Benchmark</text:p>
            </table:table-cell>
            <table:table-cell table:style-name="Table12.B2" office:value-type="string">
              <text:p text:style-name="P22">These test do not verify anything, they measure performance, so they will be excluded from automated testing.</text:p>
            </table:table-cell>
          </table:table-row>
        </table:table>
        <text:p text:style-name="Beschriftung">Table <text:sequence text:ref-name="refTable0" text:name="Table" text:formula="ooow:Table+1" style:num-format="1">1</text:sequence>.<text:span text:style-name="T1"> Use this for table indexes</text:span></text:p>
        <text:h text:style-name="Heading_20_2" text:outline-level="2">Typographical Conventions</text:h>
        <text:p text:style-name="Note">This document uses the following typographic conventions<text:alphabetical-index-mark text:string-value="Typographic conventions"/>.</text:p>
        <table:table table:name="Table3" table:style-name="Table3">
          <table:table-column table:style-name="Table3.A"/>
          <table:table-column table:style-name="Table3.B"/>
          <table:table-header-rows>
            <table:table-row table:style-name="Table3.1">
              <table:table-cell table:style-name="Table3.A1" office:value-type="string">
                <text:p text:style-name="P14">Convention</text:p>
              </table:table-cell>
              <table:table-cell table:style-name="Table3.A1" office:value-type="string">
                <text:p text:style-name="P14">Description</text:p>
              </table:table-cell>
            </table:table-row>
          </table:table-header-rows>
          <table:table-row table:style-name="Table3.1">
            <table:table-cell table:style-name="Table3.A2" office:value-type="string">
              <text:p text:style-name="P16"><text:span text:style-name="Source_20_Text">Monospace</text:span></text:p>
            </table:table-cell>
            <table:table-cell table:style-name="Table3.A2" office:value-type="string">
              <text:p text:style-name="P15">Source code snippet.</text:p>
            </table:table-cell>
          </table:table-row>
          <table:table-row table:style-name="Table3.1">
            <table:table-cell table:style-name="Table3.A2" office:value-type="string">
              <text:p text:style-name="P17"/>
            </table:table-cell>
            <table:table-cell table:style-name="Table3.A2" office:value-type="string">
              <text:p text:style-name="P15"/>
            </table:table-cell>
          </table:table-row>
          <table:table-row table:style-name="Table3.1">
            <table:table-cell table:style-name="Table3.A2" office:value-type="string">
              <text:p text:style-name="P18"/>
            </table:table-cell>
            <table:table-cell table:style-name="Table3.A2" office:value-type="string">
              <text:p text:style-name="P15"/>
            </table:table-cell>
          </table:table-row>
          <table:table-row table:style-name="Table3.1">
            <table:table-cell table:style-name="Table3.A2" office:value-type="string">
              <text:p text:style-name="P19"/>
            </table:table-cell>
            <table:table-cell table:style-name="Table3.A2" office:value-type="string">
              <text:p text:style-name="P15"/>
            </table:table-cell>
          </table:table-row>
          <table:table-row table:style-name="Table3.1">
            <table:table-cell table:style-name="Table3.A2" office:value-type="string">
              <text:p text:style-name="P15"/>
            </table:table-cell>
            <table:table-cell table:style-name="Table3.A2" office:value-type="string">
              <text:p text:style-name="P15"/>
            </table:table-cell>
          </table:table-row>
        </table:table>
        <text:p text:style-name="Beschriftung"><text:span text:style-name="T1">Table </text:span><text:span text:style-name="T1"><text:sequence text:ref-name="refTable6" text:name="Table" text:formula="ooow:Table+1" style:num-format="1">2</text:sequence></text:span><text:span text:style-name="T1">. </text:span><text:bookmark-start text:name="_Ref62538557"/><text:span text:style-name="T1">Ty</text:span><text:bookmark-end text:name="_Ref62538557"/><text:span text:style-name="T1">pographic Conventions</text:span></text:p>
        <text:h text:style-name="Heading_20_2" text:outline-level="2"><text:bookmark text:name="__RefHeading__1751_309845569"/>Glossary<text:bookmark-end text:name="__RefHeading__1751_309845569"/></text:h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2"><text:span text:style-name="TH_20_Zchn">Term</text:span></text:p>
            </table:table-cell>
            <table:table-cell table:style-name="Table4.A1" office:value-type="string">
              <text:p text:style-name="P12"><text:span text:style-name="TH_20_Zchn">Description</text:span></text:p>
            </table:table-cell>
          </table:table-row>
          <table:table-row table:style-name="Table4.1">
            <table:table-cell table:style-name="Table4.A2" office:value-type="string">
              <text:p text:style-name="P15">SC</text:p>
            </table:table-cell>
            <table:table-cell table:style-name="Table4.A2" office:value-type="string">
              <text:p text:style-name="P20">Source control</text:p>
            </table:table-cell>
          </table:table-row>
          <table:table-row table:style-name="Table4.1">
            <table:table-cell table:style-name="Table4.A2" office:value-type="string">
              <text:p text:style-name="P15">BDS</text:p>
            </table:table-cell>
            <table:table-cell table:style-name="Table4.A2" office:value-type="string">
              <text:p text:style-name="P20">Build and Distribution System</text:p>
            </table:table-cell>
          </table:table-row>
          <table:table-row table:style-name="Table4.1">
            <table:table-cell table:style-name="Table4.A2" office:value-type="string">
              <text:p text:style-name="P21"/>
            </table:table-cell>
            <table:table-cell table:style-name="Table4.A2" office:value-type="string">
              <text:p text:style-name="P20"/>
            </table:table-cell>
          </table:table-row>
          <table:table-row table:style-name="Table4.1">
            <table:table-cell table:style-name="Table4.A2" office:value-type="string">
              <text:p text:style-name="P15"/>
            </table:table-cell>
            <table:table-cell table:style-name="Table4.A2" office:value-type="string">
              <text:p text:style-name="P20"/>
            </table:table-cell>
          </table:table-row>
          <table:table-row table:style-name="Table4.1">
            <table:table-cell table:style-name="Table4.A2" office:value-type="string">
              <text:p text:style-name="P15"/>
            </table:table-cell>
            <table:table-cell table:style-name="Table4.A2" office:value-type="string">
              <text:p text:style-name="P20"/>
            </table:table-cell>
          </table:table-row>
          <table:table-row table:style-name="Table4.1">
            <table:table-cell table:style-name="Table4.A2" office:value-type="string">
              <text:p text:style-name="P15"/>
            </table:table-cell>
            <table:table-cell table:style-name="Table4.A2" office:value-type="string">
              <text:p text:style-name="P20"/>
            </table:table-cell>
          </table:table-row>
          <table:table-row table:style-name="Table4.1">
            <table:table-cell table:style-name="Table4.A2" office:value-type="string">
              <text:p text:style-name="P15"/>
            </table:table-cell>
            <table:table-cell table:style-name="Table4.A2" office:value-type="string">
              <text:p text:style-name="P20"/>
            </table:table-cell>
          </table:table-row>
          <table:table-row table:style-name="Table4.1">
            <table:table-cell table:style-name="Table4.A2" office:value-type="string">
              <text:p text:style-name="P15"/>
            </table:table-cell>
            <table:table-cell table:style-name="Table4.A2" office:value-type="string">
              <text:p text:style-name="P20"/>
            </table:table-cell>
          </table:table-row>
          <text:soft-page-break/>
          <table:table-row table:style-name="Table4.1">
            <table:table-cell table:style-name="Table4.A2" office:value-type="string">
              <text:p text:style-name="P15"/>
            </table:table-cell>
            <table:table-cell table:style-name="Table4.A2" office:value-type="string">
              <text:p text:style-name="P20"/>
            </table:table-cell>
          </table:table-row>
          <table:table-row table:style-name="Table4.1">
            <table:table-cell table:style-name="Table4.A11" office:value-type="string">
              <text:p text:style-name="P15"/>
            </table:table-cell>
            <table:table-cell table:style-name="Table4.A11" office:value-type="string">
              <text:p text:style-name="P20"/>
            </table:table-cell>
          </table:table-row>
        </table:table>
        <text:p text:style-name="Beschriftung">Table <text:sequence text:ref-name="refTable7" text:name="Table" text:formula="ooow:Table+1" style:num-format="1">3</text:sequence>.<text:span text:style-name="T1"> Glossary</text:span></text:p>
        <text:h text:style-name="P32" text:outline-level="2"><text:bookmark text:name="__RefHeading__1753_309845569"/>Environment Variables Used by BDS<text:bookmark-end text:name="__RefHeading__1753_309845569"/>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"><text:span text:style-name="TH_20_Zchn">Variable</text:span></text:p>
            </table:table-cell>
            <table:table-cell table:style-name="Table8.A1" office:value-type="string">
              <text:p text:style-name="P12"><text:span text:style-name="TH_20_Zchn">Description</text:span></text:p>
            </table:table-cell>
            <table:table-cell table:style-name="Table8.A1" office:value-type="string">
              <text:p text:style-name="P12">Example</text:p>
            </table:table-cell>
          </table:table-row>
          <table:table-row table:style-name="Table8.1">
            <table:table-cell table:style-name="Table8.A2" office:value-type="string">
              <text:p text:style-name="P15">AI_HOME</text:p>
            </table:table-cell>
            <table:table-cell table:style-name="Table8.A2" office:value-type="string">
              <text:p text:style-name="P20">The root directory where our directories structure resides.</text:p>
            </table:table-cell>
            <table:table-cell table:style-name="Table8.A2" office:value-type="string">
              <text:p text:style-name="P20">c:\ai</text:p>
            </table:table-cell>
          </table:table-row>
          <table:table-row table:style-name="Table8.1">
            <table:table-cell table:style-name="Table8.A2" office:value-type="string">
              <text:p text:style-name="P15">AI_SVNDB</text:p>
            </table:table-cell>
            <table:table-cell table:style-name="Table8.A2" office:value-type="string">
              <text:p text:style-name="P20">SVN database</text:p>
            </table:table-cell>
            <table:table-cell table:style-name="Table8.A2" office:value-type="string">
              <text:p text:style-name="P20">file:///c:/svn</text:p>
            </table:table-cell>
          </table:table-row>
          <table:table-row table:style-name="Table8.1">
            <table:table-cell table:style-name="Table8.A4" office:value-type="string">
              <text:p text:style-name="P21"/>
            </table:table-cell>
            <table:table-cell table:style-name="Table8.A4" office:value-type="string">
              <text:p text:style-name="P20"/>
            </table:table-cell>
            <table:table-cell table:style-name="Table8.A4" office:value-type="string">
              <text:p text:style-name="P20"/>
            </table:table-cell>
          </table:table-row>
        </table:table>
        <text:h text:style-name="P33" text:outline-level="2"><text:bookmark text:name="__RefHeading__1755_309845569"/>Maven Variables Used by BDS<text:bookmark-end text:name="__RefHeading__1755_309845569"/></text:h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12"><text:span text:style-name="TH_20_Zchn">Variable</text:span></text:p>
            </table:table-cell>
            <table:table-cell table:style-name="Table9.A1" office:value-type="string">
              <text:p text:style-name="P12"><text:span text:style-name="TH_20_Zchn">Description</text:span></text:p>
            </table:table-cell>
          </table:table-row>
          <table:table-row table:style-name="Table9.1">
            <table:table-cell table:style-name="Table9.A2" office:value-type="string">
              <text:p text:style-name="P15">ai.build.config</text:p>
            </table:table-cell>
            <table:table-cell table:style-name="Table9.A2" office:value-type="string">
              <text:p text:style-name="P20">Build configuration, e.g. Debug or Release</text:p>
            </table:table-cell>
          </table:table-row>
          <table:table-row table:style-name="Table9.1">
            <table:table-cell table:style-name="Table9.A2" office:value-type="string">
              <text:p text:style-name="P15">ai.ver.major</text:p>
            </table:table-cell>
            <table:table-cell table:style-name="Table9.A2" office:value-type="string">
              <text:p text:style-name="P20">Major version of the package</text:p>
            </table:table-cell>
          </table:table-row>
          <table:table-row table:style-name="Table9.1">
            <table:table-cell table:style-name="Table9.A2" office:value-type="string">
              <text:p text:style-name="P21">ai.ver.minor</text:p>
            </table:table-cell>
            <table:table-cell table:style-name="Table9.A2" office:value-type="string">
              <text:p text:style-name="P20">Minor version of the package</text:p>
            </table:table-cell>
          </table:table-row>
          <table:table-row table:style-name="Table9.1">
            <table:table-cell table:style-name="Table9.A5" office:value-type="string">
              <text:p text:style-name="P21">ai.ver.revision</text:p>
            </table:table-cell>
            <table:table-cell table:style-name="Table9.A5" office:value-type="string">
              <text:p text:style-name="P20">Revision of the package</text:p>
            </table:table-cell>
          </table:table-row>
          <table:table-row table:style-name="Table9.1">
            <table:table-cell table:style-name="Table9.A5" office:value-type="string">
              <text:p text:style-name="P21">ai.ver.qualifier</text:p>
            </table:table-cell>
            <table:table-cell table:style-name="Table9.A5" office:value-type="string">
              <text:p text:style-name="P20">Qualifier of the package (e.g. SNAPSHOT)</text:p>
            </table:table-cell>
          </table:table-row>
          <table:table-row table:style-name="Table9.1">
            <table:table-cell table:style-name="Table9.A5" office:value-type="string">
              <text:p text:style-name="P21">ai.build.target#</text:p>
            </table:table-cell>
            <table:table-cell table:style-name="Table9.A5" office:value-type="string">
              <text:p text:style-name="P20">Can be used to avoid repeating the same file name throughout the pom and assembly files. # is an identifier, e.g. 1.</text:p>
            </table:table-cell>
          </table:table-row>
        </table:table>
        <text:h text:style-name="Heading_20_2" text:outline-level="2"><text:bookmark text:name="__RefHeading__1757_309845569"/>Figures<text:bookmark-end text:name="__RefHeading__1757_309845569"/></text:h>
        <text:illustration-index text:style-name="Sect1" text:name="Illustration Index1">
          <text:illustration-index-source text:caption-sequence-name="FIGURE" text:caption-sequence-format="text">
            <text:index-title-template text:style-name="Illustration_20_Index_20_Heading"/>
            <text:illustration-index-entry-template text:style-name="Contents_20_1">
              <text:index-entry-text/>
              <text:index-entry-tab-stop style:type="right" style:leader-char="."/>
              <text:index-entry-page-number/>
              <text:index-entry-tab-stop style:type="left" style:position="0in" style:leader-char=" " style:with-tab="false"/>
              <text:index-entry-tab-stop style:type="left" style:position="0.3937in" style:leader-char=" " style:with-tab="false"/>
              <text:index-entry-tab-stop style:type="left" style:position="6.1811in" style:leader-char=" " style:with-tab="false"/>
            </text:illustration-index-entry-template>
          </text:illustration-index-source>
          <text:index-body>
            <text:p text:style-name="Text_20_body"/>
          </text:index-body>
        </text:illustration-index>
        <text:p text:style-name="P8"/>
        <text:h text:style-name="Heading_20_2" text:outline-level="2"><text:bookmark text:name="__RefHeading__1759_309845569"/>Tables<text:bookmark-end text:name="__RefHeading__1759_309845569"/></text:h>
        <text:illustration-index text:style-name="Sect1" text:name="Illustration Index2">
          <text:illustration-index-source text:caption-sequence-name="TABLE" text:caption-sequence-format="text">
            <text:index-title-template text:style-name="Illustration_20_Index_20_Heading"/>
            <text:illustration-index-entry-template text:style-name="Contents_20_1">
              <text:index-entry-text/>
              <text:index-entry-tab-stop style:type="right" style:leader-char="."/>
              <text:index-entry-page-number/>
              <text:index-entry-tab-stop style:type="left" style:position="0in" style:leader-char=" " style:with-tab="false"/>
              <text:index-entry-tab-stop style:type="left" style:position="0.3937in" style:leader-char=" " style:with-tab="false"/>
              <text:index-entry-tab-stop style:type="left" style:position="6.1811in" style:leader-char=" " style:with-tab="false"/>
            </text:illustration-index-entry-template>
          </text:illustration-index-source>
          <text:index-body>
            <text:p text:style-name="P25">Table 1. NUnit Categories<text:tab/>9</text:p>
            <text:p text:style-name="P25">Table 2. Examples of Maven Groups<text:tab/>11</text:p>
            <text:p text:style-name="P25">Table 3. Standard Directory Layout of a Package<text:tab/>12</text:p>
            <text:p text:style-name="P25">Table 4. Standard Directory Layout of a User Installation<text:tab/>12</text:p>
            <text:p text:style-name="P25">Table 5. Standard Directory Layout of Poker-Related Applications<text:tab/>12</text:p>
            <text:p text:style-name="P25">Table 6. Versioned Names for Various File Types<text:tab/>15</text:p>
            <text:p text:style-name="P25">Table 7. Typographic Conventions<text:tab/>20</text:p>
            <text:p text:style-name="P25">Table 8. Glossary<text:tab/>20</text:p>
          </text:index-body>
        </text:illustration-index>
        <text:h text:style-name="Heading_20_2" text:outline-level="2"><text:bookmark text:name="__RefHeading__1761_309845569"/>Bibliography<text:bookmark-end text:name="__RefHeading__1761_309845569"/></text:h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P13">#</text:p>
              </table:table-cell>
              <table:table-cell table:style-name="Table1.A1" office:value-type="string">
                <text:p text:style-name="P13">Title</text:p>
              </table:table-cell>
            </table:table-row>
          </table:table-header-rows>
          <table:table-row table:style-name="Table1.2">
            <table:table-cell table:style-name="Table1.A2" office:value-type="string">
              <text:p text:style-name="P15">[1]</text:p>
            </table:table-cell>
            <table:table-cell table:style-name="Table1.A2" office:value-type="string">
              <text:p text:style-name="P15">Design Guidelines for Developing Class Libraries</text:p>
              <text:p text:style-name="P15"><text:a xlink:type="simple" xlink:href="http://msdn.microsoft.com/en-us/library/ms229042.aspx">http://msdn.microsoft.com/en-us/library/ms229042.aspx</text:a></text:p>
            </table:table-cell>
          </table:table-row>
          <table:table-row table:style-name="Table1.2">
            <table:table-cell table:style-name="Table1.A3" office:value-type="string">
              <text:p text:style-name="P15">[2]</text:p>
            </table:table-cell>
            <table:table-cell table:style-name="Table1.A3" office:value-type="string">
              <text:p text:style-name="P15">Brad Abrams, Internal Coding Guidelines</text:p>
              <text:p text:style-name="P15"><text:a xlink:type="simple" xlink:href="http://blogs.msdn.com/b/brada/archive/2005/01/26/361363.aspx">http://blogs.msdn.com/b/brada/archive/2005/01/26/361363.aspx</text:a></text:p>
            </table:table-cell>
          </table:table-row>
          <table:table-row table:style-name="Table1.2">
            <table:table-cell table:style-name="Table1.A3" office:value-type="string">
              <text:p text:style-name="P15">[3]</text:p>
            </table:table-cell>
            <table:table-cell table:style-name="Table1.A3" office:value-type="string">
              <text:p text:style-name="P15">Apache Maven</text:p>
              <text:p text:style-name="P15"><text:a xlink:type="simple" xlink:href="http://maven.apache.org/">http://maven.apache.org</text:a></text:p>
            </table:table-cell>
          </table:table-row>
          <table:table-row table:style-name="Table1.2">
            <table:table-cell table:style-name="Table1.A3" office:value-type="string">
              <text:p text:style-name="P15">[4]</text:p>
            </table:table-cell>
            <table:table-cell table:style-name="Table1.A3" office:value-type="string">
              <text:p text:style-name="P22">Apache APR version numbering schema:<text:soft-page-break/></text:p>
              <text:p text:style-name="P22">http://apr.apache.org/versioning.html</text:p>
            </table:table-cell>
          </table:table-row>
          <table:table-row table:style-name="Table1.2">
            <table:table-cell table:style-name="Table1.A3" office:value-type="string">
              <text:p text:style-name="P15">[5]</text:p>
            </table:table-cell>
            <table:table-cell table:style-name="Table1.A3" office:value-type="string">
              <text:p text:style-name="P23">A blog article about parallel installation of different versions of a software component:</text:p>
              <text:p text:style-name="P23">http://www106.pair.com/rhp/parallel.html</text:p>
            </table:table-cell>
          </table:table-row>
        </table:table>
        <text:p text:style-name="P10"/>
        <text:h text:style-name="Heading_20_2" text:outline-level="2"><text:bookmark text:name="__RefHeading__1763_309845569"/>Todo<text:bookmark-end text:name="__RefHeading__1763_309845569"/></text:h>
        <text:list xml:id="list35358847" text:style-name="L15">
          <text:list-item>
            <text:p text:style-name="P29">How to install ai-install.bat (it is the file that does the installation)?</text:p>
          </text:list-item>
          <text:list-item>
            <text:p text:style-name="P29"/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72in" fo:margin-right="0in" fo:margin-top="0in" fo:margin-bottom="0.0835in" fo:orphans="2" fo:widows="2" fo:text-indent="0in" style:auto-text-indent="false" style:writing-mode="lr-tb">
        <style:tab-stops>
          <style:tab-stop style:position="-0.0063in"/>
        </style:tab-stops>
      </style:paragraph-properties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0138in" fo:margin-bottom="1.5555in" fo:text-indent="0in" style:auto-text-indent="false" fo:break-before="page" fo:keep-with-next="always"/>
      <style:text-properties fo:color="#333399" style:font-name="Arial" fo:font-size="20pt" fo:font-weight="bold" style:letter-kerning="true" style:font-size-asian="20pt" style:font-weight-asian="bold" style:font-name-complex="Arial" style:font-size-complex="21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835in" fo:text-indent="0in" style:auto-text-indent="false" fo:keep-with-next="always"/>
      <style:text-properties fo:color="#333399"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in" fo:margin-right="0in" fo:margin-top="0.1665in" fo:margin-bottom="0.0835in" fo:text-indent="0in" style:auto-text-indent="false" style:text-autospace="none"/>
      <style:text-properties fo:font-size="12pt" style:letter-kerning="true" style:font-size-asian="12pt" style:font-size-complex="12pt" style:font-weight-complex="normal"/>
    </style:style>
    <style:style style:name="Heading_20_4" style:display-name="Heading 4" style:family="paragraph" style:parent-style-name="Heading_20_3" style:next-style-name="Standard" style:default-outline-level="" style:list-style-name="" style:class="text">
      <style:paragraph-properties fo:margin-left="0.5909in" fo:margin-right="0in" fo:text-indent="0in" style:auto-text-indent="false"/>
      <style:text-properties fo:font-size="10pt" style:font-size-asian="10pt"/>
    </style:style>
    <style:style style:name="Heading_20_5" style:display-name="Heading 5" style:family="paragraph" style:parent-style-name="Heading_20_4" style:next-style-name="Standard" style:class="text">
      <style:text-properties fo:font-style="italic" fo:font-weight="normal" style:letter-kerning="true" style:font-style-asian="italic" style:font-weight-asian="normal"/>
    </style:style>
    <style:style style:name="Heading_20_6" style:display-name="Heading 6" style:family="paragraph" style:parent-style-name="Heading_20_5" style:next-style-name="Standard" style:class="text">
      <style:paragraph-properties fo:margin-left="0.8in" fo:margin-right="0in" fo:margin-top="0.1665in" fo:margin-bottom="0.0835in" fo:text-indent="-0.8in" style:auto-text-indent="false">
        <style:tab-stops>
          <style:tab-stop style:position="-0.2091in"/>
          <style:tab-stop style:position="0in"/>
          <style:tab-stop style:position="0.7in"/>
        </style:tab-stops>
      </style:paragraph-properties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9in" fo:margin-right="0in" fo:margin-top="0.1665in" fo:margin-bottom="0.0835in" fo:text-indent="-0.9in" style:auto-text-indent="false">
        <style:tab-stops>
          <style:tab-stop style:position="-0.3091in"/>
          <style:tab-stop style:position="0in"/>
        </style:tab-stops>
      </style:paragraph-properties>
    </style:style>
    <style:style style:name="Heading_20_8" style:display-name="Heading 8" style:family="paragraph" style:parent-style-name="Standard" style:next-style-name="Standard" style:class="text">
      <style:paragraph-properties fo:margin-left="1in" fo:margin-right="0in" fo:margin-top="0.1665in" fo:margin-bottom="0.0835in" fo:text-indent="-1in" style:auto-text-indent="false">
        <style:tab-stops>
          <style:tab-stop style:position="-0.4091in"/>
          <style:tab-stop style:position="0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1.1in" fo:margin-right="0in" fo:margin-top="0.1665in" fo:margin-bottom="0.0835in" fo:text-indent="-1.1in" style:auto-text-indent="false">
        <style:tab-stops>
          <style:tab-stop style:position="-0.5091in"/>
          <style:tab-stop style:position="0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TD" style:family="paragraph" style:parent-style-name="Standard">
      <style:paragraph-properties fo:margin-left="0in" fo:margin-right="0in" fo:margin-top="0.0417in" fo:margin-bottom="0.0417in" fo:text-indent="0in" style:auto-text-indent="false" style:text-autospace="none"/>
      <style:text-properties style:font-name="Arial" fo:font-size="9pt" fo:language="en" fo:country="US" style:font-size-asian="9pt" style:font-name-complex="Arial" style:font-size-complex="9pt"/>
    </style:style>
    <style:style style:name="TH" style:family="paragraph" style:parent-style-name="Standard">
      <style:paragraph-properties fo:margin-left="0in" fo:margin-right="0in" fo:margin-top="0.0417in" fo:margin-bottom="0.0417in" fo:text-indent="0in" style:auto-text-indent="false" style:text-autospace="non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DD" style:family="paragraph" style:parent-style-name="Standard">
      <style:paragraph-properties fo:margin-left="0.7874in" fo:margin-right="0in" fo:text-indent="0in" style:auto-text-indent="false"/>
    </style:style>
    <style:style style:name="UList" style:family="paragraph" style:parent-style-name="Standard" style:list-style-name="WW8Num23">
      <style:paragraph-properties fo:margin-left="0in" fo:margin-right="0in" fo:margin-top="0.0138in" fo:margin-bottom="0.0835in" fo:text-indent="0in" style:auto-text-indent="false"/>
    </style:style>
    <style:style style:name="OList" style:family="paragraph" style:parent-style-name="Standard" style:list-style-name="WW8Num21">
      <style:paragraph-properties fo:margin-left="0in" fo:margin-right="0in" fo:margin-top="0.028in" fo:margin-bottom="0.0835in" fo:text-indent="0in" style:auto-text-indent="false" style:text-autospace="none"/>
      <style:text-properties fo:color="#000000" style:font-size-complex="10pt"/>
    </style:style>
    <style:style style:name="Überschrift_20_1a" style:display-name="Überschrift 1a" style:family="paragraph" style:parent-style-name="Heading_20_1" style:default-outline-level="" style:list-style-name="">
      <style:paragraph-properties fo:margin-left="0in" fo:margin-right="0in" fo:margin-top="0.0138in" fo:margin-bottom="0.1665in" fo:text-indent="0in" style:auto-text-indent="false">
        <style:tab-stops>
          <style:tab-stop style:position="0in"/>
          <style:tab-stop style:position="0.5909in"/>
        </style:tab-stops>
      </style:paragraph-properties>
      <style:text-properties style:font-weight-complex="bold"/>
    </style:style>
    <style:style style:name="Anmerkung" style:family="paragraph" style:parent-style-name="Standard" style:next-style-name="Standard">
      <style:paragraph-properties fo:margin-left="0.248in" fo:margin-right="0in" fo:margin-top="0.0693in" fo:margin-bottom="0.0835in" style:line-height-at-least="0.1665in" fo:text-indent="-0.248in" style:auto-text-indent="false" style:text-autospace="none" style:punctuation-wrap="simple" style:vertical-align="baseline">
        <style:tab-stops>
          <style:tab-stop style:position="0.252in"/>
          <style:tab-stop style:position="0.3429in"/>
        </style:tab-stops>
      </style:paragraph-properties>
      <style:text-properties style:font-name="Arial" fo:language="en" fo:country="GB" style:font-size-complex="10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Datum" style:family="paragraph" style:parent-style-name="Standard" style:next-style-name="Standard">
      <style:paragraph-properties fo:margin-top="0.0138in" fo:margin-bottom="0.0835in"/>
    </style:style>
    <style:style style:name="Contents_20_1" style:display-name="Contents 1" style:family="paragraph" style:parent-style-name="Standard" style:next-style-name="Standard" style:class="index">
      <style:paragraph-properties fo:margin-left="0.7874in" fo:margin-right="0in" fo:margin-top="0.25in" fo:margin-bottom="0.0835in" fo:text-indent="0in" style:auto-text-indent="false">
        <style:tab-stops>
          <style:tab-stop style:position="-0.1965in"/>
          <style:tab-stop style:position="0.3937in"/>
          <style:tab-stop style:position="6.1811in" style:type="right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846in" fo:margin-right="0in" fo:margin-top="0.0835in" fo:margin-bottom="0.0835in" fo:text-indent="0in" style:auto-text-indent="false">
        <style:tab-stops>
          <style:tab-stop style:position="-0.3937in"/>
          <style:tab-stop style:position="0.3937in"/>
          <style:tab-stop style:position="5.9772in" style:type="right"/>
        </style:tab-stops>
      </style:paragraph-properties>
      <style:text-properties fo:language="zxx" fo:country="none" fo:font-weight="bold" style:language-asian="zxx" style:country-asian="none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1811in" fo:margin-right="0in" fo:margin-top="0.0138in" fo:margin-bottom="0.0835in" fo:text-indent="0in" style:auto-text-indent="false">
        <style:tab-stops>
          <style:tab-stop style:position="-0.5902in"/>
          <style:tab-stop style:position="0.3937in"/>
          <style:tab-stop style:position="5.7807in" style:type="right"/>
        </style:tab-stops>
      </style:paragraph-properties>
      <style:text-properties fo:language="zxx" fo:country="none" style:language-asian="zxx" style:country-asian="none" style:font-size-complex="14pt"/>
    </style:style>
    <style:style style:name="Contents_20_4" style:display-name="Contents 4" style:family="paragraph" style:parent-style-name="Contents_20_3" style:next-style-name="Standard" style:class="index">
      <style:paragraph-properties fo:margin-left="1.3783in" fo:margin-right="0in" fo:text-indent="0in" style:auto-text-indent="false"/>
    </style:style>
    <style:style style:name="Abbildungsverzeichnis" style:family="paragraph" style:parent-style-name="Standard" style:next-style-name="Standard">
      <style:paragraph-properties fo:margin-left="0.8709in" fo:margin-right="0in" fo:margin-top="0.0138in" fo:margin-bottom="0.0835in" fo:text-indent="-0.2799in" style:auto-text-indent="false">
        <style:tab-stops>
          <style:tab-stop style:position="5.4291in" style:type="right"/>
        </style:tab-stops>
      </style:paragraph-properties>
    </style:style>
    <style:style style:name="Note" style:family="paragraph" style:parent-style-name="Standard">
      <style:paragraph-properties fo:margin-top="0.0417in" fo:margin-bottom="0.0835in"/>
    </style:style>
    <style:style style:name="Beschriftung" style:family="paragraph" style:parent-style-name="Standard" style:next-style-name="Standard">
      <style:paragraph-properties fo:margin-top="0.0835in" fo:margin-bottom="0.1665in"/>
      <style:text-properties fo:color="#002990" style:font-name="Arial" fo:font-weight="bold" style:font-weight-asian="bold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Listing" style:family="paragraph" style:parent-style-name="Standard">
      <style:paragraph-properties fo:margin-left="0.65in" fo:margin-right="0.0591in" fo:margin-top="0.0138in" fo:margin-bottom="0.0835in" fo:text-indent="0in" style:auto-text-indent="false" fo:background-color="#e6e6e6" fo:padding="0.0555in" fo:border="0.0071in solid #c0c0c0">
        <style:background-image/>
      </style:paragraph-properties>
      <style:text-properties style:font-name="Courier New" fo:font-size="9pt" style:font-size-asian="9pt"/>
    </style:style>
    <style:style style:name="Header" style:family="paragraph" style:parent-style-name="Standard" style:class="extra">
      <style:paragraph-properties fo:margin-top="0.0138in" fo:margin-bottom="0.0835in" fo:text-align="justify" style:justify-single-word="false">
        <style:tab-stops>
          <style:tab-stop style:position="-0.0063in"/>
          <style:tab-stop style:position="2.75in" style:type="center"/>
          <style:tab-stop style:position="6.3925in" style:type="right"/>
        </style:tab-stops>
      </style:paragraph-properties>
      <style:text-properties fo:font-size="9pt" style:font-size-asian="9pt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1665in" fo:margin-bottom="0.0835in" fo:keep-with-next="always">
        <style:tab-stops>
          <style:tab-stop style:position="-0.0063in"/>
          <style:tab-stop style:position="2.6299in" style:type="right" style:leader-style="dotted" style:leader-text="."/>
        </style:tab-stops>
      </style:paragraph-properties>
      <style:text-properties fo:font-size="14pt" fo:language="zxx" fo:country="none" fo:font-weight="bold" style:font-size-asian="14pt" style:language-asian="zxx" style:country-asian="none" style:font-weight-asian="bold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margin-top="0.0138in" fo:margin-bottom="0.0835in" fo:text-indent="-0.139in" style:auto-text-indent="false"/>
    </style:style>
    <style:style style:name="Footer" style:family="paragraph" style:parent-style-name="Standard" style:class="extra" style:master-page-name="">
      <style:paragraph-properties fo:margin-left="0in" fo:margin-right="0in" fo:margin-top="0.0835in" fo:margin-bottom="0.0835in" fo:text-align="justify" style:justify-single-word="false" fo:text-indent="0in" style:auto-text-indent="false" style:page-number="auto" fo:padding="0in" fo:border="none" style:shadow="none">
        <style:tab-stops>
          <style:tab-stop style:position="0.5909in"/>
          <style:tab-stop style:position="6.9898in" style:type="right"/>
        </style:tab-stops>
      </style:paragraph-properties>
      <style:text-properties fo:color="#333399" fo:font-size="9pt" style:font-size-asian="9pt"/>
    </style:style>
    <style:style style:name="Aufzählungszeichen" style:family="paragraph" style:parent-style-name="Standard" style:list-style-name="WW8Num10">
      <style:paragraph-properties fo:margin-left="0in" fo:margin-right="0in" fo:text-indent="0in" style:auto-text-indent="false"/>
    </style:style>
    <style:style style:name="DT" style:family="paragraph" style:parent-style-name="Standard">
      <style:text-properties fo:font-weight="bold" style:font-weight-asian="bold" style:font-size-complex="10pt"/>
    </style:style>
    <style:style style:name="tl" style:family="paragraph" style:parent-style-name="Standard">
      <style:paragraph-properties fo:margin-left="0in" fo:margin-right="0in" fo:margin-top="0.1945in" fo:margin-bottom="0.1945in" fo:text-indent="0in" style:auto-text-indent="false"/>
      <style:text-properties style:font-name="Arial Unicode MS" fo:font-size="12pt" fo:language="de" fo:country="DE" style:font-name-asian="Arial Unicode MS" style:font-size-asian="12pt" style:font-name-complex="Arial Unicode MS"/>
    </style:style>
    <style:style style:name="Textkörper-Einzug_20_2" style:display-name="Textkörper-Einzug 2" style:family="paragraph" style:parent-style-name="Standard">
      <style:paragraph-properties fo:margin-left="0.1591in" fo:margin-right="0in" fo:text-indent="0in" style:auto-text-indent="false"/>
    </style:style>
    <style:style style:name="Textkörper-Einzug_20_3" style:display-name="Textkörper-Einzug 3" style:family="paragraph" style:parent-style-name="Standard"/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  <style:text-properties fo:font-size="12pt" fo:language="de" fo:country="DE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  <style:text-properties fo:font-size="12pt" fo:language="de" fo:country="D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 style:font-name-complex="Times New Roman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Times New Roman"/>
    </style:style>
    <style:style style:name="WW8Num12z0" style:family="text">
      <style:text-properties style:font-name="Symbol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Times New Roman"/>
    </style:style>
    <style:style style:name="WW8Num13z0" style:family="text">
      <style:text-properties style:font-name="Symbol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Times New Roman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fo:color="#333399"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DT_20_Char" style:display-name="DT Char" style:family="text" style:parent-style-name="Absatz-Standardschriftart">
      <style:text-properties fo:language="en" fo:country="US" fo:font-weight="bold" style:font-weight-asian="bold" style:language-complex="ar" style:country-complex="SA"/>
    </style:style>
    <style:style style:name="DD_20_Char" style:display-name="DD Char" style:family="text" style:parent-style-name="Absatz-Standardschriftart">
      <style:text-properties fo:language="en" fo:country="US" style:font-size-complex="12pt" style:language-complex="ar" style:country-complex="SA"/>
    </style:style>
    <style:style style:name="TH_20_Zchn" style:display-name="TH Zchn" style:family="text" style:parent-style-name="Absatz-Standardschriftart">
      <style:text-properties fo:color="#ffffff" style:font-name="Arial" fo:font-size="9pt" fo:language="en" fo:country="US" fo:font-weight="bold" style:font-size-asian="9pt" style:font-weight-asian="bold" style:font-name-complex="Arial" style:font-size-complex="9pt" style:language-complex="ar" style:country-complex="SA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1" style:font-name-asian="Courier New1" style:font-name-complex="Courier New1"/>
    </style:style>
    <style:style style:name="Numbering_20_Symbols" style:display-name="Numbering Symbols" style:family="text"/>
    <style:style style:name="Teletype" style:family="text">
      <style:text-properties style:font-name="Courier New1" style:font-name-asian="Courier New1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9in"/>
      </text:outline-level-style>
      <text:outline-level-style text:level="2" style:num-format="1" text:display-levels="2">
        <style:list-level-properties text:min-label-width="0.5909in"/>
      </text:outline-level-style>
      <text:outline-level-style text:level="3" style:num-format="1" text:display-levels="3">
        <style:list-level-properties text:min-label-width="0.5909in"/>
      </text:outline-level-style>
      <text:outline-level-style text:level="4" style:num-format="1" text:display-levels="4">
        <style:list-level-properties text:space-before="1.1791in" text:min-label-width="0.6in"/>
      </text:outline-level-style>
      <text:outline-level-style text:level="5" style:num-format="1" text:display-levels="5">
        <style:list-level-properties text:space-before="1.1791in" text:min-label-width="0.7in"/>
      </text:outline-level-style>
      <text:outline-level-style text:level="6" style:num-format="1" text:display-levels="6">
        <style:list-level-properties text:space-before="1.1791in" text:min-label-width="0.8in"/>
      </text:outline-level-style>
      <text:outline-level-style text:level="7" style:num-format="1" text:display-levels="7">
        <style:list-level-properties text:space-before="1.1791in" text:min-label-width="0.9in"/>
      </text:outline-level-style>
      <text:outline-level-style text:level="8" style:num-format="1" text:display-levels="8">
        <style:list-level-properties text:space-before="1.1791in" text:min-label-width="1in"/>
      </text:outline-level-style>
      <text:outline-level-style text:level="9" style:num-format="1" text:display-levels="9">
        <style:list-level-properties text:space-before="1.1791in"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style:num-suffix="." text:bullet-char="§">
        <style:list-level-properties text:space-before="2.75in" text:min-label-width="0.25in"/>
        <style:text-properties style:font-name="Wingdings"/>
      </text:list-level-style-bullet>
      <text:list-level-style-bullet text:level="7" text:style-name="WW8Num11z0" style:num-suffix="." text:bullet-char="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style:num-suffix="." text:bullet-char="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bullet text:level="1" text:style-name="WW8Num13z0" style:num-suffix="." text:bullet-char="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format="1">
        <style:list-level-properties text:min-label-width="0.5909in"/>
      </text:list-level-style-number>
      <text:list-level-style-number text:level="2" style:num-format="1" text:display-levels="2">
        <style:list-level-properties text:min-label-width="0.5909in"/>
      </text:list-level-style-number>
      <text:list-level-style-number text:level="3" style:num-format="1" text:display-levels="3">
        <style:list-level-properties text:min-label-width="0.5909in"/>
      </text:list-level-style-number>
      <text:list-level-style-number text:level="4" style:num-format="1" text:display-levels="4">
        <style:list-level-properties text:space-before="1.1791in" text:min-label-width="0.6in"/>
      </text:list-level-style-number>
      <text:list-level-style-number text:level="5" style:num-format="1" text:display-levels="5">
        <style:list-level-properties text:space-before="1.1791in" text:min-label-width="0.7in"/>
      </text:list-level-style-number>
      <text:list-level-style-number text:level="6" style:num-format="1" text:display-levels="6">
        <style:list-level-properties text:space-before="1.1791in" text:min-label-width="0.8in"/>
      </text:list-level-style-number>
      <text:list-level-style-number text:level="7" style:num-format="1" text:display-levels="7">
        <style:list-level-properties text:space-before="1.1791in" text:min-label-width="0.9in"/>
      </text:list-level-style-number>
      <text:list-level-style-number text:level="8" style:num-format="1" text:display-levels="8">
        <style:list-level-properties text:space-before="1.1791in" text:min-label-width="1in"/>
      </text:list-level-style-number>
      <text:list-level-style-number text:level="9" style:num-format="1" text:display-levels="9">
        <style:list-level-properties text:space-before="1.1791in"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8472in" text:min-label-width="0.25in"/>
      </text:list-level-style-number>
      <text:list-level-style-number text:level="2" style:num-suffix="." style:num-format="a" style:num-letter-sync="true">
        <style:list-level-properties text:space-before="1.3472in" text:min-label-width="0.25in"/>
      </text:list-level-style-number>
      <text:list-level-style-number text:level="3" style:num-suffix="." style:num-format="i">
        <style:list-level-properties text:min-label-width="2.0972in" text:min-label-distance="0.1252in" fo:text-align="end"/>
      </text:list-level-style-number>
      <text:list-level-style-number text:level="4" style:num-suffix="." style:num-format="1">
        <style:list-level-properties text:space-before="2.3472in" text:min-label-width="0.25in"/>
      </text:list-level-style-number>
      <text:list-level-style-number text:level="5" style:num-suffix="." style:num-format="a" style:num-letter-sync="true">
        <style:list-level-properties text:space-before="2.8472in" text:min-label-width="0.25in"/>
      </text:list-level-style-number>
      <text:list-level-style-number text:level="6" style:num-suffix="." style:num-format="i">
        <style:list-level-properties text:min-label-width="3.5972in" text:min-label-distance="0.1252in" fo:text-align="end"/>
      </text:list-level-style-number>
      <text:list-level-style-number text:level="7" style:num-suffix="." style:num-format="1">
        <style:list-level-properties text:space-before="3.8472in" text:min-label-width="0.25in"/>
      </text:list-level-style-number>
      <text:list-level-style-number text:level="8" style:num-suffix="." style:num-format="a" style:num-letter-sync="true">
        <style:list-level-properties text:space-before="4.3472in" text:min-label-width="0.25in"/>
      </text:list-level-style-number>
      <text:list-level-style-number text:level="9" style:num-suffix="." style:num-format="i">
        <style:list-level-properties text:min-label-width="5.097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8472in" text:min-label-width="0.25in"/>
      </text:list-level-style-number>
      <text:list-level-style-number text:level="2" style:num-suffix="." style:num-format="a" style:num-letter-sync="true">
        <style:list-level-properties text:space-before="1.3472in" text:min-label-width="0.25in"/>
      </text:list-level-style-number>
      <text:list-level-style-number text:level="3" style:num-suffix="." style:num-format="i">
        <style:list-level-properties text:min-label-width="2.0972in" text:min-label-distance="0.1252in" fo:text-align="end"/>
      </text:list-level-style-number>
      <text:list-level-style-number text:level="4" style:num-suffix="." style:num-format="1">
        <style:list-level-properties text:space-before="2.3472in" text:min-label-width="0.25in"/>
      </text:list-level-style-number>
      <text:list-level-style-number text:level="5" style:num-suffix="." style:num-format="a" style:num-letter-sync="true">
        <style:list-level-properties text:space-before="2.8472in" text:min-label-width="0.25in"/>
      </text:list-level-style-number>
      <text:list-level-style-number text:level="6" style:num-suffix="." style:num-format="i">
        <style:list-level-properties text:min-label-width="3.5972in" text:min-label-distance="0.1252in" fo:text-align="end"/>
      </text:list-level-style-number>
      <text:list-level-style-number text:level="7" style:num-suffix="." style:num-format="1">
        <style:list-level-properties text:space-before="3.8472in" text:min-label-width="0.25in"/>
      </text:list-level-style-number>
      <text:list-level-style-number text:level="8" style:num-suffix="." style:num-format="a" style:num-letter-sync="true">
        <style:list-level-properties text:space-before="4.3472in" text:min-label-width="0.25in"/>
      </text:list-level-style-number>
      <text:list-level-style-number text:level="9" style:num-suffix="." style:num-format="i">
        <style:list-level-properties text:min-label-width="5.097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format="1">
        <style:list-level-properties text:min-label-width="0.5909in"/>
      </text:list-level-style-number>
      <text:list-level-style-number text:level="2" style:num-format="1" text:display-levels="2">
        <style:list-level-properties text:min-label-width="0.5909in"/>
      </text:list-level-style-number>
      <text:list-level-style-number text:level="3" style:num-format="1" text:display-levels="3">
        <style:list-level-properties text:min-label-width="0.5909in"/>
      </text:list-level-style-number>
      <text:list-level-style-number text:level="4" style:num-format="1" text:display-levels="4">
        <style:list-level-properties text:space-before="1.1791in" text:min-label-width="0.6in"/>
      </text:list-level-style-number>
      <text:list-level-style-number text:level="5" style:num-format="1" text:display-levels="5">
        <style:list-level-properties text:space-before="1.1791in" text:min-label-width="0.7in"/>
      </text:list-level-style-number>
      <text:list-level-style-number text:level="6" style:num-format="1" text:display-levels="6">
        <style:list-level-properties text:space-before="1.1791in" text:min-label-width="0.8in"/>
      </text:list-level-style-number>
      <text:list-level-style-number text:level="7" style:num-format="1" text:display-levels="7">
        <style:list-level-properties text:space-before="1.1791in" text:min-label-width="0.9in"/>
      </text:list-level-style-number>
      <text:list-level-style-number text:level="8" style:num-format="1" text:display-levels="8">
        <style:list-level-properties text:space-before="1.1791in" text:min-label-width="1in"/>
      </text:list-level-style-number>
      <text:list-level-style-number text:level="9" style:num-format="1" text:display-levels="9">
        <style:list-level-properties text:space-before="1.1791in"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8472in" text:min-label-width="0.25in"/>
      </text:list-level-style-number>
      <text:list-level-style-number text:level="2" style:num-suffix="." style:num-format="a" style:num-letter-sync="true">
        <style:list-level-properties text:space-before="1.3472in" text:min-label-width="0.25in"/>
      </text:list-level-style-number>
      <text:list-level-style-number text:level="3" style:num-suffix="." style:num-format="i">
        <style:list-level-properties text:min-label-width="2.0972in" text:min-label-distance="0.1252in" fo:text-align="end"/>
      </text:list-level-style-number>
      <text:list-level-style-number text:level="4" style:num-suffix="." style:num-format="1">
        <style:list-level-properties text:space-before="2.3472in" text:min-label-width="0.25in"/>
      </text:list-level-style-number>
      <text:list-level-style-number text:level="5" style:num-suffix="." style:num-format="a" style:num-letter-sync="true">
        <style:list-level-properties text:space-before="2.8472in" text:min-label-width="0.25in"/>
      </text:list-level-style-number>
      <text:list-level-style-number text:level="6" style:num-suffix="." style:num-format="i">
        <style:list-level-properties text:min-label-width="3.5972in" text:min-label-distance="0.1252in" fo:text-align="end"/>
      </text:list-level-style-number>
      <text:list-level-style-number text:level="7" style:num-suffix="." style:num-format="1">
        <style:list-level-properties text:space-before="3.8472in" text:min-label-width="0.25in"/>
      </text:list-level-style-number>
      <text:list-level-style-number text:level="8" style:num-suffix="." style:num-format="a" style:num-letter-sync="true">
        <style:list-level-properties text:space-before="4.3472in" text:min-label-width="0.25in"/>
      </text:list-level-style-number>
      <text:list-level-style-number text:level="9" style:num-suffix="." style:num-format="i">
        <style:list-level-properties text:min-label-width="5.097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7874in" text:min-label-width="0.1972in"/>
      </text:list-level-style-number>
      <text:list-level-style-number text:level="2" style:num-suffix="." style:num-format="a" style:num-letter-sync="true">
        <style:list-level-properties text:space-before="2.772in" text:min-label-width="0.25in"/>
      </text:list-level-style-number>
      <text:list-level-style-number text:level="3" style:num-suffix="." style:num-format="i">
        <style:list-level-properties text:min-label-width="3.522in" text:min-label-distance="0.1252in" fo:text-align="end"/>
      </text:list-level-style-number>
      <text:list-level-style-number text:level="4" style:num-suffix="." style:num-format="1">
        <style:list-level-properties text:space-before="3.772in" text:min-label-width="0.25in"/>
      </text:list-level-style-number>
      <text:list-level-style-number text:level="5" style:num-suffix="." style:num-format="a" style:num-letter-sync="true">
        <style:list-level-properties text:space-before="4.272in" text:min-label-width="0.25in"/>
      </text:list-level-style-number>
      <text:list-level-style-number text:level="6" style:num-suffix="." style:num-format="i">
        <style:list-level-properties text:min-label-width="5.022in" text:min-label-distance="0.1252in" fo:text-align="end"/>
      </text:list-level-style-number>
      <text:list-level-style-number text:level="7" style:num-suffix="." style:num-format="1">
        <style:list-level-properties text:space-before="5.272in" text:min-label-width="0.25in"/>
      </text:list-level-style-number>
      <text:list-level-style-number text:level="8" style:num-suffix="." style:num-format="a" style:num-letter-sync="true">
        <style:list-level-properties text:space-before="5.772in" text:min-label-width="0.25in"/>
      </text:list-level-style-number>
      <text:list-level-style-number text:level="9" style:num-suffix="." style:num-format="i">
        <style:list-level-properties text:min-label-width="6.52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8472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3472in" text:min-label-width="0.25in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1.8472in" text:min-label-width="0.25in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2.3472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8472in" text:min-label-width="0.25in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3.3472in" text:min-label-width="0.25in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3.8472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4.3472in" text:min-label-width="0.25in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4.847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bullet text:level="1" text:style-name="WW8Num23z0" style:num-suffix="." text:bullet-char="">
        <style:list-level-properties text:space-before="0.6898in" text:min-label-width="0.25in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3409in" text:min-label-width="0.25in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8409in" text:min-label-width="0.25in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4.3409in" text:min-label-width="0.25in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4.840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8472in" text:min-label-width="0.25in"/>
      </text:list-level-style-number>
      <text:list-level-style-number text:level="2" style:num-suffix="." style:num-format="a" style:num-letter-sync="true">
        <style:list-level-properties text:space-before="1.3472in" text:min-label-width="0.25in"/>
      </text:list-level-style-number>
      <text:list-level-style-number text:level="3" style:num-suffix="." style:num-format="i">
        <style:list-level-properties text:min-label-width="2.0972in" text:min-label-distance="0.1252in" fo:text-align="end"/>
      </text:list-level-style-number>
      <text:list-level-style-number text:level="4" style:num-suffix="." style:num-format="1">
        <style:list-level-properties text:space-before="2.3472in" text:min-label-width="0.25in"/>
      </text:list-level-style-number>
      <text:list-level-style-number text:level="5" style:num-suffix="." style:num-format="a" style:num-letter-sync="true">
        <style:list-level-properties text:space-before="2.8472in" text:min-label-width="0.25in"/>
      </text:list-level-style-number>
      <text:list-level-style-number text:level="6" style:num-suffix="." style:num-format="i">
        <style:list-level-properties text:min-label-width="3.5972in" text:min-label-distance="0.1252in" fo:text-align="end"/>
      </text:list-level-style-number>
      <text:list-level-style-number text:level="7" style:num-suffix="." style:num-format="1">
        <style:list-level-properties text:space-before="3.8472in" text:min-label-width="0.25in"/>
      </text:list-level-style-number>
      <text:list-level-style-number text:level="8" style:num-suffix="." style:num-format="a" style:num-letter-sync="true">
        <style:list-level-properties text:space-before="4.3472in" text:min-label-width="0.25in"/>
      </text:list-level-style-number>
      <text:list-level-style-number text:level="9" style:num-suffix="." style:num-format="i">
        <style:list-level-properties text:min-label-width="5.097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9898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3937in" fo:margin-left="0.7091in" fo:margin-right="0.5909in" style:writing-mode="lr-tb" style:layout-grid-color="#c0c0c0" style:layout-grid-lines="42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I" style:print-orientation="portrait" fo:margin-top="0.7874in" fo:margin-bottom="0.7874in" fo:margin-left="0.7091in" fo:margin-right="0.5909in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chapter text:display="number" text:outline-level="1">2</text:chapter> <text:s text:c="2"/><text:chapter text:display="name" text:outline-level="1">Machines</text:chapter> <text:tab/><text:page-number style:num-format="1"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Infrastructure</dc:title>
    <meta:initial-creator>Ivan Alles</meta:initial-creator>
    <meta:creation-date>2010-09-20T16:24:13</meta:creation-date>
    <dc:creator>Ivan Alles</dc:creator>
    <dc:date>2011-07-05T15:26:40.16</dc:date>
    <meta:editing-cycles>520</meta:editing-cycles>
    <meta:editing-duration>PT30H15M57S</meta:editing-duration>
    <meta:document-statistic meta:table-count="7" meta:image-count="0" meta:object-count="0" meta:page-count="8" meta:paragraph-count="138" meta:word-count="574" meta:character-count="3701"/>
    <meta:user-defined meta:name="Info 1"/>
    <meta:user-defined meta:name="Info 2"/>
    <meta:user-defined meta:name="Info 3"/>
    <meta:user-defined meta:name="Info 4"/>
  </office:meta>
</office:document-meta>
</file>